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172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3.97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cc99" fo:border="0.002cm solid #000000"/>
    </style:style>
    <style:style style:name="ce3" style:family="table-cell" style:parent-style-name="Default">
      <style:table-cell-properties fo:border="0.002cm solid #000000"/>
    </style:style>
  </office:automatic-styles>
  <office:body>
    <office:spreadsheet>
      <table:table table:name="Rul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rule_template_id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trade_phase</text:p>
          </table:table-cell>
        </table:table-row>
        <table:table-row table:style-name="ro1">
          <table:table-cell office:value-type="string">
            <text:p>new_order_root_simulation_rule</text:p>
          </table:table-cell>
          <table:table-cell office:value-type="string">
            <text:p>default_order_rule</text:p>
          </table:table-cell>
          <table:table-cell office:value-type="string">
            <text:p>trade/order</text:p>
          </table:table-cell>
        </table:table-row>
        <table:table-row table:style-name="ro1">
          <table:table-cell office:value-type="string">
            <text:p>new_accounting_transaction_root_simulation_rule</text:p>
          </table:table-cell>
          <table:table-cell office:value-type="string">
            <text:p>default_accounting_transaction_rule</text:p>
          </table:table-cell>
          <table:table-cell office:value-type="string">
            <text:p>trade/accounting</text:p>
          </table:table-cell>
        </table:table-row>
        <table:table-row table:style-name="ro1">
          <table:table-cell office:value-type="string">
            <text:p>new_delivery_root_simulation_rule</text:p>
          </table:table-cell>
          <table:table-cell office:value-type="string">
            <text:p>default_delivery_rule</text:p>
          </table:table-cell>
          <table:table-cell office:value-type="string">
            <text:p>trade/delivery</text:p>
          </table:table-cell>
        </table:table-row>
        <table:table-row table:style-name="ro1">
          <table:table-cell office:value-type="string">
            <text:p>new_delivery_simulation_rule</text:p>
          </table:table-cell>
          <table:table-cell office:value-type="string">
            <text:p>default_delivering_rule</text:p>
          </table:table-cell>
          <table:table-cell office:value-type="string">
            <text:p>trade/delivery</text:p>
          </table:table-cell>
        </table:table-row>
        <table:table-row table:style-name="ro1">
          <table:table-cell office:value-type="string">
            <text:p>new_invoice_root_simulation_rule</text:p>
          </table:table-cell>
          <table:table-cell office:value-type="string">
            <text:p>default_invoice_rule</text:p>
          </table:table-cell>
          <table:table-cell office:value-type="string">
            <text:p>trade/invoicing</text:p>
          </table:table-cell>
        </table:table-row>
        <table:table-row table:style-name="ro1">
          <table:table-cell office:value-type="string">
            <text:p>new_invoice_simulation_rule</text:p>
          </table:table-cell>
          <table:table-cell office:value-type="string">
            <text:p>default_invoicing_rule</text:p>
          </table:table-cell>
          <table:table-cell office:value-type="string">
            <text:p>trade/invoicing</text:p>
          </table:table-cell>
        </table:table-row>
        <table:table-row table:style-name="ro1">
          <table:table-cell office:value-type="string">
            <text:p>new_invoice_transaction_simulation_rule</text:p>
          </table:table-cell>
          <table:table-cell office:value-type="string">
            <text:p>default_invoice_transaction_rule</text:p>
          </table:table-cell>
          <table:table-cell office:value-type="string">
            <text:p>trade/accounting</text:p>
          </table:table-cell>
        </table:table-row>
        <table:table-row table:style-name="ro1">
          <table:table-cell office:value-type="string">
            <text:p>new_payment_simulation_rule</text:p>
          </table:table-cell>
          <table:table-cell office:value-type="string">
            <text:p>default_payment_rule</text:p>
          </table:table-cell>
          <table:table-cell office:value-type="string">
            <text:p>trade/payment</text:p>
          </table:table-cell>
        </table:table-row>
        <table:table-row table:style-name="ro1">
          <table:table-cell office:value-type="string">
            <text:p>new_trade_model_simulation_rule</text:p>
          </table:table-cell>
          <table:table-cell office:value-type="string">
            <text:p>default_trade_model_rule</text:p>
          </table:table-cell>
          <table:table-cell office:value-type="string">
            <text:p>trade/tax</text:p>
          </table:table-cell>
        </table:table-row>
      </table:table>
      <table:database-ranges>
        <table:database-range table:name="__Anonymous_Sheet_DB__0" table:target-range-address="Rule.A2:Rule.C1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0">20/12/2012</text:date>, <text:time>14:5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</meta:initial-creator>
    <meta:creation-date>2012-01-20T09:51:30</meta:creation-date>
    <dc:date>2012-12-20T14:50:54</dc:date>
    <dc:creator>Jérome Perrin</dc:creator>
    <meta:editing-duration>PT6M30S</meta:editing-duration>
    <meta:editing-cycles>3</meta:editing-cycles>
    <meta:generator>OpenOffice.org/3.3$Unix OpenOffice.org_project/330m20$Build-9567</meta:generator>
    <meta:document-statistic meta:table-count="1" meta:cell-count="30" meta:object-count="0"/>
  </office:meta>
</office:document-meta>
</file>